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8928" officeooo:paragraph-rsid="00008928"/>
    </style:style>
    <style:style style:name="P2" style:family="paragraph" style:parent-style-name="Standard">
      <style:text-properties officeooo:rsid="00020728" officeooo:paragraph-rsid="00020728"/>
    </style:style>
    <style:style style:name="P3" style:family="paragraph" style:parent-style-name="Standard">
      <style:text-properties officeooo:rsid="000332fd" officeooo:paragraph-rsid="000332fd"/>
    </style:style>
    <style:style style:name="P4" style:family="paragraph" style:parent-style-name="Standard">
      <style:text-properties officeooo:rsid="0004cfda" officeooo:paragraph-rsid="0004cfda"/>
    </style:style>
    <style:style style:name="P5" style:family="paragraph" style:parent-style-name="Standard">
      <style:text-properties officeooo:rsid="000332fd" officeooo:paragraph-rsid="000332fd"/>
    </style:style>
    <style:style style:name="P6" style:family="paragraph" style:parent-style-name="Standard">
      <style:text-properties officeooo:rsid="00020728" officeooo:paragraph-rsid="00020728"/>
    </style:style>
    <style:style style:name="P7" style:family="paragraph" style:parent-style-name="Standard">
      <style:text-properties officeooo:rsid="00020728" officeooo:paragraph-rsid="000c5c4b"/>
    </style:style>
    <style:style style:name="P8" style:family="paragraph" style:parent-style-name="Standard">
      <style:text-properties officeooo:rsid="00020728"/>
    </style:style>
    <style:style style:name="P9" style:family="paragraph" style:parent-style-name="Standard">
      <style:text-properties officeooo:rsid="00073878" officeooo:paragraph-rsid="000b5ba5"/>
    </style:style>
    <style:style style:name="P10" style:family="paragraph" style:parent-style-name="Standard">
      <style:text-properties officeooo:rsid="000e11eb" officeooo:paragraph-rsid="000e11e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c47ad"/>
    </style:style>
    <style:style style:name="T4" style:family="text">
      <style:text-properties officeooo:rsid="000c5c4b"/>
    </style:style>
    <style:style style:name="T5" style:family="text">
      <style:text-properties officeooo:rsid="000e11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e desea informatizar la gestión del concurso regional de vinos. Para la realización de este concurso se establecen las siguientes consideraciones: “Las bodegas presentarán sus vinos en los que se indicará el tipo de vino (blanco, rosado, tinto, …), la composición del mismo indicando el porcentaje de cada variedad de uva que contenga, además a la hora de presentar el vino se señalará aparte del nombre del mismo, el año de elaboración, la bodega de la que procede y su precio. En el concurso una bodega podrá presentar varios productos al concurso, el nombre del vino es único para cada bodega. Los catadores realizarán las catas indicando las notas que estos emiten en cuanto a sabor, aroma. De los catadores se considerará relevante su nombre, dni, experiencia y el dni de su cónyuge”. </text:p>
      <text:p text:style-name="Standard"/>
      <text:p text:style-name="Standard">Normalizar: </text:p>
      <text:p text:style-name="Standard"/>
      <text:p text:style-name="Standard">Dado el siguiente esquema lógico: </text:p>
      <text:p text:style-name="Standard"/>
      <text:p text:style-name="Standard">CATADOR = dni + nombre + experiencia + dniconyuge </text:p>
      <text:p text:style-name="Standard">VINO = nombre + añada + precio + bodega </text:p>
      <text:p text:style-name="Standard">CATA = dnicatador + nombrevino + notaaromas + notasabor + tipovino </text:p>
      <text:p text:style-name="Standard">COMPOSICION = nombrevino + tipouva + porcentaje </text:p>
      <text:p text:style-name="Standard"/>
      <text:p text:style-name="P1"/>
      <text:p text:style-name="Standard">El campo añada hace referencia al año que se vendió la uva de ese vino. </text:p>
      <text:p text:style-name="Standard"/>
      <text:p text:style-name="Standard">La bodega al almacén donde se elaboro Tipovino, el tipo del vino, pudiendo ser tinto, blanco o rosado. </text:p>
      <text:p text:style-name="Standard"/>
      <text:p text:style-name="Standard">Tipouva, puede ser garnacha, tempranillo, o cariñena, etc... </text:p>
      <text:p text:style-name="Standard"/>
      <text:p text:style-name="Standard">Porcentaje a la proporción en que esa uva esta en ese vino. </text:p>
      <text:p text:style-name="Standard"/>
      <text:p text:style-name="Standard">El resto de campos se sobre entiende. </text:p>
      <text:p text:style-name="Standard"/>
      <text:p text:style-name="Standard">Se pide </text:p>
      <text:p text:style-name="Standard"/>
      <text:p text:style-name="Standard">En que forma normal se encuentran estas estructuras. </text:p>
      <text:p text:style-name="Standard">Diagrama de dependencias funcionales. </text:p>
      <text:p text:style-name="Standard">Normalizar, si es que se puede, hasta la segunda forma normal solamente.</text:p>
      <text:p text:style-name="P8"/>
      <text:p text:style-name="P2"><text:span text:style-name="T4">Dp(:</text:span>{dni}→ nombre,experiencia , dniconyuge</text:p>
      <text:p text:style-name="P2">{nombre}→ añada , <text:span text:style-name="T4">bodega,</text:span></text:p>
      <text:p text:style-name="P7">{nombre,bodega,<text:span text:style-name="T5">añada</text:span>}→ <text:span text:style-name="T4">precio,</text:span></text:p>
      <text:p text:style-name="P2">{dnicatador,nombrevino}→ notaaromas, notasabor,<text:span text:style-name="T4">tipovino,</text:span></text:p>
      <text:p text:style-name="P2">{nombrevino,tipouva }→ <text:s/>porcentaje <text:span text:style-name="T4">)</text:span></text:p>
      <text:p text:style-name="P2"/>
      <text:p text:style-name="P4">1FN: todos los atributos son atomico</text:p>
      <text:p text:style-name="P4">2FN:</text:p>
      <text:p text:style-name="P9"/>
      <text:p text:style-name="P10">estan todas en segunda forma norma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6T19:50:06.470000000</meta:creation-date>
    <dc:date>2023-11-22T18:12:57.517000000</dc:date>
    <meta:editing-duration>PT1H2M37S</meta:editing-duration>
    <meta:editing-cycles>14</meta:editing-cycles>
    <meta:generator>LibreOffice/7.5.3.2$Windows_X86_64 LibreOffice_project/9f56dff12ba03b9acd7730a5a481eea045e468f3</meta:generator>
    <meta:document-statistic meta:table-count="0" meta:image-count="0" meta:object-count="0" meta:page-count="1" meta:paragraph-count="24" meta:word-count="291" meta:character-count="1812" meta:non-whitespace-character-count="1528"/>
  </office:meta>
</office:document-meta>
</file>